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3/2022<text:bookmark-end text:name="Text14"/></text:p>
            <text:p text:style-name="Normální">KVOP-29542/2022<text:bookmark-end text:name="Text2"/></text:p>
            <text:p text:style-name="Normální"><text:bookmark-start text:name="Text6"/>10. 05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J<text:bookmark-end text:name="Text7"/>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poskytnutí informace podle zákona č. 106/1999 Sb., o svobodném přístupu k informacím, ve znění pozdějších předpisů</text:h>
      <text:p text:style-name="Základnítext"/>
      <text:p text:style-name="Základnítext">Vážený pane P.,</text:p>
      <text:p text:style-name="Základnítext">dne 4. května 2022 byla do Kanceláře veřejného ochránce práv doručena (prostřednictvím advokáta JUDr. Ing.<text:s/>P. S.) Vaše žádost podle zákona o svobodném přístupu k informacím, kterou<text:s/><text:span text:style-name="Silné">žádáte následující informace</text:span>:</text:p>
      <text:list text:style-name="LFO3_1" text:continue-numbering="true">
        <text:list-item>
          <text:p text:style-name="P18">výpis přijaté pošty od Vaší osoby za období od srpna do prosince 2021,</text:p>
        </text:list-item>
        <text:list-item>
          <text:p text:style-name="P19">citaci z 10 posledních stanovisek veřejného ochránce práv týkajících se šetření proti Věznici Horní Slavkov,</text:p>
        </text:list-item>
        <text:list-item>
          <text:p text:style-name="P20">počet šetření a stanovisek k Věznici Horní Slavkov za období posledních 4 roků.</text:p>
        </text:list-item>
      </text:list>
      <text:p text:style-name="P21"/>
      <text:p text:style-name="Základnítext">K Vaší žádosti<text:s/><text:span text:style-name="Silné">poskytuji následující informace</text:span>:</text:p>
      <text:p text:style-name="Základnítext">K bodu č. 1</text:p>
      <text:p text:style-name="Základnítext">Od srpna do prosince 2021 byla Kanceláři veřejného ochránce práv<text:s/>doručena od Vás pouze jedna písemnost, a to dne 18. 11. 2021.</text:p>
      <text:p text:style-name="Základnítext">K bodu č. 2</text:p>
      <text:p text:style-name="Základnítext">Od roku 2011 vydal veřejný ochránce práv pouze dvě závěrečná stanoviska týkající se Věznice Horní Slavkov. Níže cituji z těchto závěrečných stanovisek. Všechny dřívější spisy byly skartovány v rámci skartačního řízení v souladu s jejich skartačními lhůtami.</text:p>
      <text:p text:style-name="Základnítext">4940/2020/VOP/JM:<text:s/><text:span text:style-name="Zdůraznění">„S ohledem na to navrhuji, aby: - věznice kontaktovala příslušnou okresní správu sociálního zabezpečení a pokusila se najít cestu, jak může odsouzený za daných de</text:span><text:span text:style-name="Zdůraznění">vět měsíců získat dobu pojištění pro účely vzniku nároku na důchod a jeho výši; - odsouzenému kompenzovala vhodným opatřením vzniklou újmu. V tomto bodě nechávám na věznici, z jakých opatření bude volit, nicméně by bylo vhodné zjistit i preferenci odsouzen</text:span><text:span text:style-name="Zdůraznění">ého (s ohledem na druh trestu, jeho sociální situaci apod.).“</text:span></text:p>
      <text:soft-page-break/>
      <text:p text:style-name="Základnítext">1208/2013/VOP/MS:<text:s/><text:span text:style-name="Zdůraznění">„Jelikož se nepodařilo přesvědčit uvedené orgány o nutnosti neprovádět důkladné osobní prohlídky plošně, vydal jsem v jiném obdobném případu (sp. zn. 645/2011/VOP/MS) v mezidob</text:span><text:span text:style-name="Zdůraznění">í tiskovou zprávu, a využil jsem tak svého posledního sankčního oprávnění podle ustanovení § 20 odst. 2 zákona č. 349/1999 Sb., o veřejném ochránci práv, ve znění pozdějších předpisů (byl vyrozuměn nadřízený úřad a poté právě prostřednictvím tiskové zprávy</text:span><text:span text:style-name="Zdůraznění"><text:s/>veřejnost), nebudu proto v daném případě provádět žádné další kroky a případ formálně uzavírám.“</text:span></text:p>
      <text:p text:style-name="Základnítext">K bodu č. 3</text:p>
      <text:p text:style-name="Základnítext">Z podnětů přijatých Kanceláří veřejného ochránce práv v letech 2018 až 2022 provedl veřejný ochránce práv 9 šetření týkajících se Věznice Horní Slavkov. Osm šetření bylo ukončeno zprávou o šetření, v jedné věci bylo vydáno závěrečné stanovisko.</text:p>
      <text:p text:style-name="Základnítext"/>
      <text:p text:style-name="Základnítext"/>
      <text:p text:style-name="podpis"/>
      <text:p text:style-name="podpis">JUDr. Pavel Pořízek, Ph.D.</text:p>
      <text:p text:style-name="podpis">vedoucí Kanceláře veřejného ochránce práv</text:p>
      <text:p text:style-name="podpis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J3WV*</text:span></text:p>
        <text:p text:style-name="P12"><text:span text:style-name="T13">KVOPX00CJ3WV</text:span>KVOPX00CJ3W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6-17T10:49:00Z</meta:creation-date>
    <dc:date>2022-06-17T10:51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5" meta:word-count="371" meta:character-count="2558" meta:row-count="18" meta:non-whitespace-character-count="2192"/>
  </office:meta>
</office:document-meta>
</file>